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E0C2BF078AE97371.png" manifest:media-type="image/png"/>
  <manifest:file-entry manifest:full-path="Pictures/100002010000064000000384D01BFC1B5D4BC0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8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59cm" svg:y="10.53cm" svg:width="17cm" svg:height="9.562cm" draw:z-index="0"><draw:image xlink:href="Pictures/100002010000064000000384D01BFC1B5D4BC0C1.png" xlink:type="simple" xlink:show="embed" xlink:actuate="onLoad" loext:mime-type="image/png"/></draw:frame><draw:frame draw:style-name="fr2" draw:name="Image2" text:anchor-type="paragraph" svg:width="17cm" svg:height="9.562cm" draw:z-index="1"><draw:image xlink:href="Pictures/100002010000064000000384E0C2BF078AE97371.png" xlink:type="simple" xlink:show="embed" xlink:actuate="onLoad" loext:mime-type="image/png"/></draw:frame><draw:frame text:anchor-type="paragraph" draw:z-index="2" draw:name="Shape1" draw:style-name="gr1" draw:text-style-name="P1" svg:width="4.605cm" svg:height="1.033cm" svg:x="0.43cm" svg:y="-1.205cm"><draw:text-box><text:p>Soham Yedgaonkar 23187 </text:p></draw:text-box></draw:frame><draw:frame text:anchor-type="paragraph" draw:z-index="3" draw:name="Shape2" draw:style-name="gr2" draw:text-style-name="P1" svg:width="5.16cm" svg:height="0.597cm" svg:x="7.415cm" svg:y="-0.596cm"><draw:text-box><text:p>Diff</text:p></draw:text-box></draw:frame><draw:frame text:anchor-type="paragraph" draw:z-index="4" draw:name="Shape3" draw:style-name="gr3" draw:text-style-name="P1" svg:width="6.536cm" svg:height="0.809cm" svg:x="8.05cm" svg:y="9.723cm"><draw:text-box><text:p>Ad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8T10:09:17.525272825</meta:creation-date>
    <dc:date>2024-01-18T10:14:07.315921178</dc:date>
    <meta:editing-duration>PT4M5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